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App</text:p>
      <text:p text:style-name="Standard"/>
      <text:p text:style-name="P3">Requerimientos:</text:p>
      <text:list xml:id="list39466602" text:style-name="L1">
        <text:list-item>
          <text:p text:style-name="P2">Clientes:</text:p>
          <text:list>
            <text:list-item>
              <text:p text:style-name="P2">Calendario con habitaciones disponibles de un mes</text:p>
            </text:list-item>
            <text:list-item>
              <text:p text:style-name="P2">Reservar habitación</text:p>
            </text:list-item>
          </text:list>
        </text:list-item>
        <text:list-item>
          <text:p text:style-name="P2">Administrador:</text:p>
          <text:list>
            <text:list-item>
              <text:p text:style-name="P2">Calendario con hab...</text:p>
            </text:list-item>
            <text:list-item>
              <text:p text:style-name="P2">Pseudo-login</text:p>
            </text:list-item>
            <text:list-item>
              <text:p text:style-name="P2">Anular reserva</text:p>
            </text:list-item>
          </text:list>
        </text:list-item>
      </text:list>
      <text:p text:style-name="Standard"/>
      <text:p text:style-name="Standard">Análisis funcional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9:27:42.93</meta:creation-date>
    <dc:date>2017-01-20T20:58:48.39</dc:date>
    <meta:editing-duration>PT1H28M13S</meta:editing-duration>
    <meta:editing-cycles>2</meta:editing-cycles>
    <meta:generator>LibreOffice/3.5$Windows_x86 LibreOffice_project/7e68ba2-a744ebf-1f241b7-c506db1-7d53735</meta:generator>
    <meta:document-statistic meta:table-count="0" meta:image-count="0" meta:object-count="0" meta:page-count="1" meta:paragraph-count="10" meta:word-count="27" meta:character-count="183" meta:non-whitespace-character-count="172"/>
  </office:meta>
</office:document-meta>
</file>